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FreeSans1" svg:font-family="FreeSans"/>
    <style:font-face style:name="monospace" svg:font-family="monospace"/>
    <style:font-face style:name="DejaVu Sans Condensed1" svg:font-family="'DejaVu Sans Condensed'"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Condensed" svg:font-family="'DejaVu Sans Condensed'" style:font-family-generic="system" style:font-pitch="variable"/>
    <style:font-face style:name="FreeSans" svg:font-family="FreeSans" style:font-family-generic="system" style:font-pitch="variable"/>
  </office:font-face-decls>
  <office:automatic-styles>
    <style:style style:name="P1" style:family="paragraph" style:parent-style-name="Preformatted_20_Text">
      <style:paragraph-properties fo:margin-top="0in" fo:margin-bottom="0in" fo:orphans="2" fo:widows="2" fo:padding="0in" fo:border="none"/>
      <style:text-properties fo:font-variant="normal" fo:text-transform="none" fo:color="#000000" style:font-name="monospace" fo:font-size="9pt" fo:letter-spacing="normal" fo:font-style="normal" fo:font-weight="normal"/>
    </style:style>
    <style:style style:name="P2" style:family="paragraph" style:parent-style-name="Preformatted_20_Text">
      <style:paragraph-properties fo:margin-top="0in" fo:margin-bottom="0in" fo:orphans="2" fo:widows="2" fo:padding="0in" fo:border="none"/>
      <style:text-properties fo:font-variant="normal" fo:text-transform="none" fo:color="#000000" fo:letter-spacing="normal"/>
    </style:style>
    <style:style style:name="T1" style:family="text">
      <style:text-properties style:font-name="monospace" fo:font-size="9pt" fo:font-style="normal" fo:font-weight="normal"/>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Praktikumsbericht Hans-Christian Heinz; 50425; 09INB-T</text:p>
      <text:p text:style-name="Standard"/>
      <text:p text:style-name="Standard">Ich habe mein Praktikum am Max-Planck-Institut für Kognitions- und Neurowissenschaften Leipzig in der Abteilung Neurophysik geleistet. Der Praktikumszeitraum erstreckte sich über 12 Wochen vom 1. März bis zum 25. Mai 2012.</text:p>
      <text:p text:style-name="Standard">Die Abteilung Neurophysik beschäftigt sich vor allem mit der Weiterentwicklung der Methodik der medizinisch-neurologischen Forschung. Dieses Forschungsgebiet umfasst neben der Verbesserung der technisch-ingenieursmäßigen Methoden (bessere Spulen für MR-Tomographen usw.) auch die Vertiefung des physikalischen Grundlagenwissens im Bereich Neurologie und die Weiterentwicklung informationstechnischer Methoden zur Gewinnung und Aufbereitung von Daten für die weitere Forschung.</text:p>
      <text:p text:style-name="Standard"/>
      <text:p text:style-name="Standard">Das Praktikum lässt sich grob in 4 Zeitabschnitte unterteilen:</text:p>
      <text:p text:style-name="Standard"/>
      <text:p text:style-name="Standard">1. März:</text:p>
      <text:p text:style-name="Standard">Da ich dort vorher schon als studentische Hilfskraft (SHK) tätig war, entfiel die Einarbeitungszeit und ich konnte direkt an dem bereits seit Januar laufenden Projekt der Erstellung eines 3D-Viewers für das in der abteilungseigenen Programmpaket <text:span text:style-name="T2">Lipsia</text:span> enthaltene Programm <text:span text:style-name="T2">vast</text:span> unter Benutzung des <text:span text:style-name="T2">VTK</text:span>-Toolkits weiterarbeiten.</text:p>
      <text:p text:style-name="Standard">"vast" ist ein wissenschaftliches Darstellungsprogramm, dass Daten aus fMRT-Messreihen ("Brainscans") in verschiedenen Formaten einlesen, darstellen und verarbeiten kann. Es verfügte schon vorher über die Möglichkeit, Daten dreidimensional - statt zweidimenional in 3 Schnittebenen - anzuzeigen. Jedoch stützte sich dieser Programmteil auf eine teure proprietäre Lizenz und war zudem nicht 64-bit-fähig, was die Darstellung sehr großer Datensätze unmöglich machte. Aus diesen Gründen erfolgte der Auftrag einer Reimplementierung dieser Funktionalität mittels freier Software.</text:p>
      <text:p text:style-name="Standard">Die benutzte Sprache war hierbei <text:span text:style-name="T2">C++</text:span>, unter Verwendung von einiger weniger <text:span text:style-name="T2">Python</text:span>-Skripte zum testen, sowie des Open-Source build-Systems CMake. </text:p>
      <text:p text:style-name="Standard">Es wurden Kenntnisse in der, von mir bis dahin nicht genutzten, Sprache <text:span text:style-name="T2">C++</text:span>, in der Benutzung des Visualisierungs-Toolkits <text:span text:style-name="T2">VTK</text:span> und allgemeine Kenntnisse über die Verarbeitung von Grafikdaten gewonnen.</text:p>
      <text:p text:style-name="Standard"/>
      <text:p text:style-name="Standard">2. Anfang April:</text:p>
      <text:p text:style-name="Standard">Nachdem das 3D-Widget für <text:span text:style-name="T2">vast</text:span> fertig gestellt und dem für die Einbindung in das Programm Verantwortlichen übergeben wurde, erhielt ich den Auftrag, mich in die Programmbibliothek "<text:span text:style-name="T2">ISIS</text:span>" einzuarbeiten und die <text:span text:style-name="T2">ISIS</text:span>-<text:span text:style-name="T2">Python</text:span>-Bridge um fehlende Funktionen zu erweitern.</text:p>
      <text:p text:style-name="Standard"><text:span text:style-name="T2">ISIS</text:span>, wie gesagt, eine Programmbibliothek, die verschiedene Funktionen zur Verfügung stellt um MR (Magnetresonanz)-Bilder einzulesen und zu verarbeiten. <text:span text:style-name="T2">ISIS</text:span> wird, wie <text:span text:style-name="T2">Lipsia</text:span> auch, von der Abteilung Neurophysik gepflegt und zur Verfügung gestellt.</text:p>
      <text:p text:style-name="Standard">Die <text:span text:style-name="T2">ISIS</text:span>-<text:span text:style-name="T2">Python</text:span>-Bridge dient dazu, die meist in <text:span text:style-name="T2">C++</text:span> geschriebenen Funktionen von <text:span text:style-name="T2">ISIS</text:span> für <text:span text:style-name="T2">Python</text:span>-Programme nutzbar zu machen. Dazu wird die <text:span text:style-name="T2">Boost.Python</text:span>-Bibliothek verwendet, die <text:s/>aufwandsarmes <text:span text:style-name="T2">C++</text:span>-wrapping für <text:span text:style-name="T2">Python</text:span> ermöglicht.</text:p>
      <text:p text:style-name="Standard">Die zentrale Schwierigkeit bei der Bridge ist die unterschiedliche Mächtigkeit von <text:span text:style-name="T2">C++</text:span> und <text:span text:style-name="T2">Python</text:span>, insbesondere die Möglichkeiten von <text:span text:style-name="T2">templates</text:span>, die <text:span text:style-name="T2">Python</text:span> in der Form einfach nicht bietet. </text:p>
      <text:p text:style-name="Standard">Die einfach zu behandelnden Funktionen waren durch die Benutzung von Boost bereits relativ unproblematisch implementiert, so dass ich mich fast ausschließlich um die Problemfälle hätte kümmern müssen. Dieses haben ich dann jedoch aufgrund des viel zu hohen Aufwands, sowohl in der Zeit, als auch im Kenntnisstand, nicht bewältigen können. Die, salopp gesagt, grottige bis nicht vorhandene Dokumentation von <text:span text:style-name="T2">ISIS</text:span>, <text:span text:style-name="T2">Boost</text:span> und der Bridge trugen nicht zur Vereinfachung der Aufgabe bei.</text:p>
      <text:p text:style-name="Standard">Bei der Bearbeitung dieser Aufgabe hatte ich Gelegenheit meine Kenntnisse in <text:span text:style-name="T2">C++</text:span>, <text:span text:style-name="T2">Python</text:span> und den Schwierigkeiten einer Schnittstelle zwischen den beiden zu vertiefen. Außerdem wurde mir <text:soft-page-break/>nachdrücklich die Wichtigkeit einer ausführlichen und verständlichen Dokumentation von Code und Funktionalitäten vor Augen geführt.</text:p>
      <text:p text:style-name="Standard"/>
      <text:p text:style-name="Standard">3. Mitte April bis Mitte Mai:</text:p>
      <text:p text:style-name="Standard">Nach meiner Kapitulation (die von meinen direkten Betreuern sehr verständnisvoll aufgenommen wurde) bekam ich den Auftrag eine GUI mit angeschlossener dynamischer Skripterstellung für das <text:span text:style-name="T2">preprocessing</text:span> von MRT-Daten zu erstellen.</text:p>
      <text:p text:style-name="Standard">Der Hintergrund dieses Projektes war, dass die rohen MRT-Datensätze eine Reihe von prepro</text:p>
      <text:p text:style-name="Standard"/>
      <text:p text:style-name="Standard"/>
      <text:p text:style-name="Standard">3. Mitte April bis Mitte Mai: QT4 Widget für Preprocessing mit python-script -- QT4 über GUI, QT4 im Code, Umwandlung von QT4-Standardoutput zu pyQT, Vertiefung der Pythonkenntnisse (erste größere Anwendung der Sprache für mich)</text:p>
      <text:p text:style-name="Standard">4. ab mitte Mai: Vorbereitung Bachelorarbeit - Themensuche ("NMF in Anwendung auf Korrelationsmatrizen"), Papers lesen, Anfangen -- Wie finde ich relevante Paper? Wie zitiere ich richtig? Anlegen einer Literatursammlung, allg. wissentschaftliches Arbeiten, wie muss ein Paper aussehen? </text:p>
      <text:p text:style-name="Standard">Auf BA bezogen: Was ist NMF, was macht man eigentlich damit, wie funktioniert das, usw.</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FreeSans1" svg:font-family="FreeSans"/>
    <style:font-face style:name="monospace" svg:font-family="monospace"/>
    <style:font-face style:name="DejaVu Sans Condensed1" svg:font-family="'DejaVu Sans Condensed'"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Condensed" svg:font-family="'DejaVu Sans Condensed'" style:font-family-generic="system" style:font-pitch="variable"/>
    <style:font-face style:name="FreeSans" svg:font-family="Free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de" fo:country="DE" style:letter-kerning="true" style:font-name-asian="DejaVu Sans Condensed"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Condensed"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Condensed1" style:font-size-asian="10pt" style:font-name-complex="DejaVu Sans Mono" style:font-size-complex="10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2-06-27T12:26:23</meta:creation-date>
    <dc:date>2012-06-27T15:36:55</dc:date>
    <meta:editing-duration>PT1H54M24S</meta:editing-duration>
    <meta:editing-cycles>4</meta:editing-cycles>
    <meta:generator>LibreOffice/3.3$Unix LibreOffice_project/330m19$Build-401</meta:generator>
    <meta:document-statistic meta:table-count="0" meta:image-count="0" meta:object-count="0" meta:page-count="2" meta:paragraph-count="22" meta:word-count="633" meta:character-count="4760"/>
  </office:meta>
</office:document-meta>
</file>